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1">
      <style:paragraph-properties fo:margin-top="0cm" fo:margin-bottom="0.499cm" loext:contextual-spacing="false"/>
    </style:style>
    <style:style style:name="P6" style:family="paragraph" style:parent-style-name="Preformatted_20_Text" style:list-style-name="L2">
      <style:paragraph-properties fo:margin-top="0cm" fo:margin-bottom="0.499cm" loext:contextual-spacing="false"/>
    </style:style>
    <style:style style:name="P7" style:family="paragraph" style:parent-style-name="Preformatted_20_Text" style:list-style-name="L3">
      <style:paragraph-properties fo:margin-top="0cm" fo:margin-bottom="0.499cm" loext:contextual-spacing="false"/>
    </style:style>
    <style:style style:name="P8" style:family="paragraph" style:parent-style-name="Preformatted_20_Text" style:list-style-name="L4">
      <style:paragraph-properties fo:margin-top="0cm" fo:margin-bottom="0.499cm" loext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Node.js App Deployment on Kubernetes</text:p>
      <text:p text:style-name="Standard"/>
      <text:p text:style-name="P1">## Introduction</text:p>
      <text:p text:style-name="Standard">This project demonstrates the deployment of a Node.js application on a Kubernetes cluster, featuring a blue-green deployment strategy. The goal is to ensure zero-downtime deployments and provide an automated setup process.</text:p>
      <text:p text:style-name="Standard"/>
      <text:p text:style-name="P1">## Prerequisites</text:p>
      <text:p text:style-name="Standard">Before you begin, ensure you have the following tools and technologies installed:</text:p>
      <text:p text:style-name="Standard">- Node.js</text:p>
      <text:p text:style-name="Standard">- Docker</text:p>
      <text:p text:style-name="Standard">- Kubernetes (e.g., Minikube, kind, EKS, AKS, GKE, etc.)</text:p>
      <text:p text:style-name="Standard">- Helm</text:p>
      <text:p text:style-name="Standard">- Git</text:p>
      <text:p text:style-name="Standard"/>
      <text:p text:style-name="P1">## Project Structure</text:p>
      <text:p text:style-name="Standard">The project consists of the following files and directories:</text:p>
      <text:p text:style-name="Standard">- `README.md`: This file, providing detailed instructions and information.</text:p>
      <text:p text:style-name="Standard">- `setup.sh`: A shell script to automate the setup process.</text:p>
      <text:p text:style-name="Standard">- `k8s-jenkins/`: Directory containing Kubernetes configuration files.</text:p>
      <text:p text:style-name="Standard"><text:s text:c="2"/>- `blue-deployment.yaml`: Configuration for the blue environment deployment.</text:p>
      <text:p text:style-name="Standard"><text:s text:c="2"/>- `green-deployment.yaml`: Configuration for the green environment deployment.</text:p>
      <text:p text:style-name="Standard"><text:s text:c="2"/>- `service.yaml`: Configuration for the service to switch traffic between blue and green environments.</text:p>
      <text:p text:style-name="Standard">- `nodejs-app/`: Directory containing the Node.js application files.</text:p>
      <text:p text:style-name="Standard"><text:s text:c="2"/>- `Dockerfile`: Dockerfile to build the Node.js application image.</text:p>
      <text:p text:style-name="Standard"><text:s text:c="2"/>- `public/`: Directory containing static files.</text:p>
      <text:p text:style-name="Standard"><text:s text:c="4"/>- `index.html`: Main HTML file served by the application.</text:p>
      <text:p text:style-name="Standard"><text:s text:c="2"/>- `src/`: Directory containing the source code.</text:p>
      <text:p text:style-name="Standard"><text:s text:c="4"/>- `app.js`: Entry point of the Node.js application.</text:p>
      <text:p text:style-name="Standard"><text:s text:c="2"/>- `package.json`: Node.js application dependencies and scripts.</text:p>
      <text:p text:style-name="Standard"/>
      <text:p text:style-name="P1">## Setup Instructions</text:p>
      <text:p text:style-name="Standard"/>
      <text:p text:style-name="P1">### Node.js Application</text:p>
      <text:p text:style-name="Standard">1. Navigate to the `nodejs-app` directory.</text:p>
      <text:p text:style-name="Standard"><text:s text:c="4"/>```sh</text:p>
      <text:p text:style-name="Standard"><text:s text:c="4"/>cd nodejs-app</text:p>
      <text:p text:style-name="Standard"><text:s text:c="4"/>```</text:p>
      <text:p text:style-name="Standard">2. Build the Docker image:</text:p>
      <text:p text:style-name="Standard"><text:s text:c="4"/>```sh</text:p>
      <text:p text:style-name="Standard"><text:s text:c="4"/>docker build -t your-node-app-image:blue .</text:p>
      <text:p text:style-name="Standard"><text:s text:c="4"/>```</text:p>
      <text:p text:style-name="Standard">3. Tag and push the image to your container registry (e.g., Docker Hub):</text:p>
      <text:p text:style-name="Standard"><text:s text:c="4"/>```sh</text:p>
      <text:p text:style-name="Standard"><text:s text:c="4"/>docker tag your-node-app-image:blue your-dockerhub-username/your-node-app-image:blue</text:p>
      <text:p text:style-name="Standard"><text:s text:c="4"/>docker push your-dockerhub-username/your-node-app-image:blue</text:p>
      <text:p text:style-name="Standard"><text:s text:c="4"/>```</text:p>
      <text:p text:style-name="Standard">4. Repeat the above steps for the green deployment, replacing `blue` with `green`.</text:p>
      <text:p text:style-name="Standard"><text:soft-page-break/></text:p>
      <text:p text:style-name="P1">### Kubernetes Cluster</text:p>
      <text:p text:style-name="Standard">1. Start Minikube:</text:p>
      <text:p text:style-name="Standard"><text:s text:c="4"/>```sh</text:p>
      <text:p text:style-name="Standard"><text:s text:c="4"/>minikube start</text:p>
      <text:p text:style-name="Standard"><text:s text:c="4"/>```</text:p>
      <text:p text:style-name="Standard">2. Install Helm:</text:p>
      <text:p text:style-name="Standard"><text:s text:c="4"/>Follow instructions on the [Helm website](https://helm.sh/docs/intro/install/).</text:p>
      <text:p text:style-name="Standard"/>
      <text:p text:style-name="Standard">3. Deploy Jenkins on Kubernetes using Helm:</text:p>
      <text:p text:style-name="Standard"><text:s text:c="4"/>```sh</text:p>
      <text:p text:style-name="Standard"><text:s text:c="4"/>helm repo add jenkins https://charts.jenkins.io</text:p>
      <text:p text:style-name="Standard"><text:s text:c="4"/>helm repo update</text:p>
      <text:p text:style-name="Standard"><text:s text:c="4"/>helm install jenkins jenkins/jenkins</text:p>
      <text:p text:style-name="Standard"><text:s text:c="4"/>```</text:p>
      <text:p text:style-name="P1"/>
      <text:p text:style-name="P1">### Blue-Green Deployment</text:p>
      <text:p text:style-name="Standard">1. Apply the blue deployment configuration:</text:p>
      <text:p text:style-name="Standard"><text:s text:c="4"/>```sh</text:p>
      <text:p text:style-name="Standard"><text:s text:c="4"/>kubectl apply -f k8s-jenkins/blue-deployment.yaml</text:p>
      <text:p text:style-name="Standard"><text:s text:c="4"/>```</text:p>
      <text:p text:style-name="Standard">2. Apply the green deployment configuration:</text:p>
      <text:p text:style-name="Standard"><text:s text:c="4"/>```sh</text:p>
      <text:p text:style-name="Standard"><text:s text:c="4"/>kubectl apply -f k8s-jenkins/green-deployment.yaml</text:p>
      <text:p text:style-name="Standard"><text:s text:c="4"/>```</text:p>
      <text:p text:style-name="Standard">3. Apply the service configuration:</text:p>
      <text:p text:style-name="Standard"><text:s text:c="4"/>```sh</text:p>
      <text:p text:style-name="Standard"><text:s text:c="4"/>kubectl apply -f k8s-jenkins/service.yaml</text:p>
      <text:p text:style-name="Standard"><text:s text:c="4"/>```</text:p>
      <text:p text:style-name="Standard"/>
      <text:p text:style-name="P1">## Automation Script</text:p>
      <text:p text:style-name="Standard">To automate the entire setup process, run the `setup.sh` script:</text:p>
      <text:p text:style-name="Standard">```sh</text:p>
      <text:p text:style-name="Standard">./setup.sh</text:p>
      <text:p text:style-name="Standard"/>
      <text:h text:style-name="Heading_20_3" text:outline-level="3">Instalação de Prometheus</text:h>
      <text:list xml:id="list3139716301" text:style-name="L1">
        <text:list-item>
          <text:p text:style-name="P9"><text:span text:style-name="Strong_20_Emphasis">Adicionar o repositório de Helm para Prometheus</text:span>:</text:p>
          <text:p text:style-name="P9">sh</text:p>
          <text:p text:style-name="P3"><text:span text:style-name="Source_20_Text">helm repo add prometheus-community https://prometheus-community.github.io/helm-charts</text:span></text:p>
          <text:p text:style-name="P5"><text:span text:style-name="Source_20_Text">helm repo update</text:span></text:p>
        </text:list-item>
        <text:list-item>
          <text:p text:style-name="P9"><text:span text:style-name="Strong_20_Emphasis">Instalar Prometheus usando Helm</text:span>:</text:p>
          <text:p text:style-name="P9">sh</text:p>
          <text:p text:style-name="P5"><text:span text:style-name="Source_20_Text">helm install prometheus prometheus-community/prometheus --namespace monitoring --create-namespace</text:span></text:p>
        </text:list-item>
      </text:list>
      <text:h text:style-name="Heading_20_3" text:outline-level="3"><text:soft-page-break/>Instalação de Grafana</text:h>
      <text:list xml:id="list3323592412" text:style-name="L2">
        <text:list-item>
          <text:p text:style-name="P10"><text:span text:style-name="Strong_20_Emphasis">Adicionar o repositório de Helm para Grafana</text:span>:</text:p>
          <text:p text:style-name="P10">sh</text:p>
          <text:p text:style-name="P4"><text:span text:style-name="Source_20_Text">helm repo add grafana https://grafana.github.io/helm-charts</text:span></text:p>
          <text:p text:style-name="P6"><text:span text:style-name="Source_20_Text">helm repo update</text:span></text:p>
        </text:list-item>
        <text:list-item>
          <text:p text:style-name="P10"><text:span text:style-name="Strong_20_Emphasis">Instalar Grafana usando Helm</text:span>:</text:p>
          <text:p text:style-name="P10">sh</text:p>
          <text:p text:style-name="P6"><text:span text:style-name="Source_20_Text">helm install grafana grafana/grafana --namespace monitoring</text:span></text:p>
        </text:list-item>
      </text:list>
      <text:h text:style-name="Heading_20_3" text:outline-level="3">Configuração de Prometheus e Grafana</text:h>
      <text:h text:style-name="Heading_20_4" text:outline-level="4">Acessar o Prometheus</text:h>
      <text:list xml:id="list3393852818" text:style-name="L3">
        <text:list-item>
          <text:p text:style-name="P11"><text:span text:style-name="Strong_20_Emphasis">Verificar os pods em execução</text:span>:</text:p>
          <text:p text:style-name="P11">sh</text:p>
          <text:p text:style-name="P7"><text:span text:style-name="Source_20_Text">kubectl get pods -n monitoring</text:span></text:p>
        </text:list-item>
        <text:list-item>
          <text:p text:style-name="P11"><text:span text:style-name="Strong_20_Emphasis">Encaminhar a porta para acessar o Prometheus</text:span>:</text:p>
          <text:p text:style-name="P11">sh</text:p>
          <text:p text:style-name="P7"><text:span text:style-name="Source_20_Text">kubectl port-forward -n monitoring &lt;prometheus-pod-name&gt; 8300:9090</text:span></text:p>
          <text:list>
            <text:list-item>
              <text:p text:style-name="P11">Acesse Prometheus em <text:span text:style-name="Source_20_Text">http://localhost:8300</text:span>.</text:p>
            </text:list-item>
          </text:list>
        </text:list-item>
      </text:list>
      <text:h text:style-name="Heading_20_4" text:outline-level="4">Acessar o Grafana</text:h>
      <text:list xml:id="list871407219" text:style-name="L4">
        <text:list-item>
          <text:p text:style-name="P12"><text:span text:style-name="Strong_20_Emphasis">Verificar a senha do admin Grafana</text:span>:</text:p>
          <text:p text:style-name="P12">sh</text:p>
          <text:p text:style-name="P8"><text:span text:style-name="Source_20_Text">kubectl get secret --namespace monitoring grafana -o jsonpath="{.data.admin-password}" | base64 --decode</text:span></text:p>
        </text:list-item>
        <text:list-item>
          <text:p text:style-name="P12"><text:span text:style-name="Strong_20_Emphasis">Encaminhar a porta para acessar o Grafana</text:span>:</text:p>
          <text:p text:style-name="P12">sh</text:p>
          <text:p text:style-name="P8"><text:span text:style-name="Source_20_Text">kubectl port-forward -n monitoring svc/grafana 8300:3000</text:span></text:p>
          <text:list>
            <text:list-item>
              <text:p text:style-name="P12">Acesse Grafana em <text:span text:style-name="Source_20_Text">http://localhost:8300</text:span> e faça login com usuário <text:span text:style-name="Source_20_Text">admin</text:span> e a senha recuperada.</text:p>
            </text:list-item>
          </text:list>
        </text:list-item>
      </text:list>
      <text:h text:style-name="Heading_20_4" text:outline-level="4">Adicionar Prometheus como Fonte de Dados no Grafana</text:h>
      <text:list xml:id="list1521012184" text:style-name="L5">
        <text:list-item>
          <text:p text:style-name="P13"><text:span text:style-name="Strong_20_Emphasis">Adicionar Fonte de Dados</text:span>:</text:p>
          <text:list>
            <text:list-item>
              <text:p text:style-name="P13"><text:soft-page-break/>No Grafana, vá até a configuração (ícone de engrenagem) e selecione "Data Sources".</text:p>
            </text:list-item>
            <text:list-item>
              <text:p text:style-name="P13">Adicione uma nova fonte de dados e selecione "Prometheus".</text:p>
            </text:list-item>
            <text:list-item>
              <text:p text:style-name="P13">Configure a URL da fonte de dados como <text:span text:style-name="Source_20_Text">http://prometheus-server:80</text:span>.</text:p>
            </text:list-item>
          </text:list>
        </text:list-item>
      </text:list>
      <text:h text:style-name="Heading_20_4" text:outline-level="4">Importar Dashboard Predefinido no Grafana</text:h>
      <text:list xml:id="list1706263332" text:style-name="L6">
        <text:list-item>
          <text:p text:style-name="P14"><text:span text:style-name="Strong_20_Emphasis">Importar Dashboard</text:span>:</text:p>
          <text:list>
            <text:list-item>
              <text:p text:style-name="P14">No Grafana, vá até o "+" na barra lateral e selecione "Import".</text:p>
            </text:list-item>
            <text:list-item>
              <text:p text:style-name="P14">Digite o ID de um dashboard predefinido (por exemplo, ID: 3119 para Kubernetes cluster monitoring).</text:p>
            </text:list-item>
            <text:list-item>
              <text:p text:style-name="P14">Configure a fonte de dados para Prometheus e import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9T12:59:35.679911111</meta:creation-date>
    <dc:date>2025-01-29T15:36:17.565203758</dc:date>
    <meta:editing-duration>PT2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14" meta:word-count="604" meta:character-count="4484" meta:non-whitespace-character-count="3883"/>
  </office:meta>
</office:document-meta>
</file>